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sourceAccessException.ResourceAccess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AccessException.ResourceAccessException( String msg , IO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